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42.21mm"/>
    </style:style>
    <style:style style:name="co8" style:family="table-column">
      <style:table-column-properties fo:break-before="auto" style:column-width="26.95mm"/>
    </style:style>
    <style:style style:name="co9" style:family="table-column">
      <style:table-column-properties fo:break-before="auto" style:column-width="44.38mm"/>
    </style:style>
    <style:style style:name="co10" style:family="table-column">
      <style:table-column-properties fo:break-before="auto" style:column-width="39.76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31.86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37.57mm"/>
    </style:style>
    <style:style style:name="co15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61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ndle_large_lifted_schur(20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SizeG 4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2"/>
          <table:table-cell office:value-type="string" calcext:value-type="string">
            <text:p>less no of MSC blocks =&gt; blocks have more non-zeros,so <text:s/>time per iteration increa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0.11" calcext:value-type="float">
            <text:p>0.11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0.14" calcext:value-type="float">
            <text:p>820.1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54" calcext:value-type="float">
            <text:p>0.7254</text:p>
          </table:table-cell>
          <table:table-cell table:style-name="ce2" office:value-type="float" office:value="0.7337" calcext:value-type="float">
            <text:p>0.733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0.56" calcext:value-type="float">
            <text:p>0.56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1" calcext:value-type="float">
            <text:p>825.1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2" office:value-type="float" office:value="0.7073" calcext:value-type="float">
            <text:p>0.707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7" calcext:value-type="float">
            <text:p>825.17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05" calcext:value-type="float">
            <text:p>0.7205</text:p>
          </table:table-cell>
          <table:table-cell table:style-name="ce2" office:value-type="float" office:value="0.8636" calcext:value-type="float">
            <text:p>0.863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0.67" calcext:value-type="float">
            <text:p>0.67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17" calcext:value-type="float">
            <text:p>825.17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2" calcext:value-type="float">
            <text:p>0.7212</text:p>
          </table:table-cell>
          <table:table-cell table:style-name="ce2" office:value-type="float" office:value="1.042" calcext:value-type="float">
            <text:p>1.04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0.69" calcext:value-type="float">
            <text:p>0.6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81" calcext:value-type="float">
            <text:p>825.8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4" calcext:value-type="float">
            <text:p>0.7224</text:p>
          </table:table-cell>
          <table:table-cell table:style-name="ce2" office:value-type="float" office:value="0.6802" calcext:value-type="float">
            <text:p>0.680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7.01" calcext:value-type="float">
            <text:p>827.0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07" calcext:value-type="float">
            <text:p>0.7207</text:p>
          </table:table-cell>
          <table:table-cell table:style-name="ce2" office:value-type="float" office:value="0.7099" calcext:value-type="float">
            <text:p>0.709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62" calcext:value-type="float">
            <text:p>824.62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4" calcext:value-type="float">
            <text:p>0.7214</text:p>
          </table:table-cell>
          <table:table-cell table:style-name="ce2" office:value-type="float" office:value="3330272153" calcext:value-type="float">
            <text:p>333027215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 office:value-type="float" office:value="0.72" calcext:value-type="float">
            <text:p>0.7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28" calcext:value-type="float">
            <text:p>824.2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9" calcext:value-type="float">
            <text:p>0.7229</text:p>
          </table:table-cell>
          <table:table-cell table:style-name="ce2" office:value-type="float" office:value="0.6681" calcext:value-type="float">
            <text:p>0.668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0.63" calcext:value-type="float">
            <text:p>0.63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73" calcext:value-type="float">
            <text:p>824.73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7" calcext:value-type="float">
            <text:p>0.7227</text:p>
          </table:table-cell>
          <table:table-cell table:style-name="ce2" office:value-type="float" office:value="1.08" calcext:value-type="float">
            <text:p>1.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5 blocks)</text:p>
          </table:table-cell>
          <table:table-cell table:style-name="ce2" office:value-type="float" office:value="0.62" calcext:value-type="float">
            <text:p>0.62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4.1" calcext:value-type="float">
            <text:p>824.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25" calcext:value-type="float">
            <text:p>0.7225</text:p>
          </table:table-cell>
          <table:table-cell table:style-name="ce2" office:value-type="float" office:value="0.7314" calcext:value-type="float">
            <text:p>0.73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45643.71" calcext:value-type="float">
            <text:p>45643.71</text:p>
          </table:table-cell>
          <table:table-cell table:style-name="ce2" office:value-type="float" office:value="825.06" calcext:value-type="float">
            <text:p>825.06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4" calcext:value-type="float">
            <text:p>0.7214</text:p>
          </table:table-cell>
          <table:table-cell table:style-name="ce2" office:value-type="float" office:value="0.8984" calcext:value-type="float">
            <text:p>0.898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izeG 12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0.44" calcext:value-type="float">
            <text:p>0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4.69" calcext:value-type="float">
            <text:p>2574.6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95" calcext:value-type="float">
            <text:p>0.6495</text:p>
          </table:table-cell>
          <table:table-cell table:style-name="ce2" office:value-type="float" office:value="0.8938" calcext:value-type="float">
            <text:p>0.893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8.06" calcext:value-type="float">
            <text:p>2598.0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1" calcext:value-type="float">
            <text:p>0.6341</text:p>
          </table:table-cell>
          <table:table-cell table:style-name="ce3" office:value-type="float" office:value="0.8256" calcext:value-type="float">
            <text:p>8.26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3.63" calcext:value-type="float">
            <text:p>3.6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7.61" calcext:value-type="float">
            <text:p>2577.6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86" calcext:value-type="float">
            <text:p>0.6386</text:p>
          </table:table-cell>
          <table:table-cell table:style-name="ce2" office:value-type="float" office:value="0.8428" calcext:value-type="float">
            <text:p>0.842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3.44" calcext:value-type="float">
            <text:p>3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3.64" calcext:value-type="float">
            <text:p>2583.6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1" calcext:value-type="float">
            <text:p>0.6371</text:p>
          </table:table-cell>
          <table:table-cell table:style-name="ce2" office:value-type="float" office:value="0.8356" calcext:value-type="float">
            <text:p>0.835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3.19" calcext:value-type="float">
            <text:p>3.19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72.49" calcext:value-type="float">
            <text:p>2572.4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97" calcext:value-type="float">
            <text:p>0.6397</text:p>
          </table:table-cell>
          <table:table-cell table:style-name="ce2" office:value-type="float" office:value="0.8607" calcext:value-type="float">
            <text:p>0.860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2.83" calcext:value-type="float">
            <text:p>2.8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6.59" calcext:value-type="float">
            <text:p>2586.59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" calcext:value-type="float">
            <text:p>0.637</text:p>
          </table:table-cell>
          <table:table-cell table:style-name="ce2" office:value-type="float" office:value="0.854" calcext:value-type="float">
            <text:p>0.85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2.85" calcext:value-type="float">
            <text:p>2.85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0.02" calcext:value-type="float">
            <text:p>2580.02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4" calcext:value-type="float">
            <text:p>0.6374</text:p>
          </table:table-cell>
          <table:table-cell table:style-name="ce2" office:value-type="float" office:value="0.8543" calcext:value-type="float">
            <text:p>0.85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 office:value-type="float" office:value="2.29" calcext:value-type="float">
            <text:p>2.29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6.85" calcext:value-type="float">
            <text:p>2586.85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65" calcext:value-type="float">
            <text:p>0.6365</text:p>
          </table:table-cell>
          <table:table-cell table:style-name="ce2" office:value-type="float" office:value="0.853" calcext:value-type="float">
            <text:p>0.85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1.93" calcext:value-type="float">
            <text:p>1.9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88.86" calcext:value-type="float">
            <text:p>2588.86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58" calcext:value-type="float">
            <text:p>0.6358</text:p>
          </table:table-cell>
          <table:table-cell table:style-name="ce2" office:value-type="float" office:value="0.8435" calcext:value-type="float">
            <text:p>0.8435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1.44" calcext:value-type="float">
            <text:p>1.44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5.4" calcext:value-type="float">
            <text:p>2595.4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6" calcext:value-type="float">
            <text:p>0.6346</text:p>
          </table:table-cell>
          <table:table-cell table:style-name="ce2" office:value-type="float" office:value="0.832" calcext:value-type="float">
            <text:p>0.832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2.3" calcext:value-type="float">
            <text:p>2.3</text:p>
          </table:table-cell>
          <table:table-cell table:style-name="ce2" office:value-type="float" office:value="126225.19" calcext:value-type="float">
            <text:p>126225.19</text:p>
          </table:table-cell>
          <table:table-cell table:style-name="ce2" office:value-type="float" office:value="2591.81" calcext:value-type="float">
            <text:p>2591.8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53" calcext:value-type="float">
            <text:p>0.6353</text:p>
          </table:table-cell>
          <table:table-cell table:style-name="ce2" office:value-type="float" office:value="0.836" calcext:value-type="float">
            <text:p>0.836</text:p>
          </table:table-cell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2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SizeG 3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2.94" calcext:value-type="float">
            <text:p>2.94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859.84" calcext:value-type="float">
            <text:p>6859.84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677" calcext:value-type="float">
            <text:p>0.6677</text:p>
          </table:table-cell>
          <table:table-cell table:style-name="ce2" office:value-type="float" office:value="0.7043" calcext:value-type="float">
            <text:p>0.70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10.47" calcext:value-type="float">
            <text:p>10.4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482.55" calcext:value-type="float">
            <text:p>6482.5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77" calcext:value-type="float">
            <text:p>0.6477</text:p>
          </table:table-cell>
          <table:table-cell table:style-name="ce3" office:value-type="float" office:value="0.7177" calcext:value-type="float">
            <text:p>7.18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15.77" calcext:value-type="float">
            <text:p>15.7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22.17" calcext:value-type="float">
            <text:p>6322.17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298" calcext:value-type="float">
            <text:p>0.6298</text:p>
          </table:table-cell>
          <table:table-cell table:style-name="ce2" office:value-type="float" office:value="0.7729" calcext:value-type="float">
            <text:p>0.7729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15 blocks)</text:p>
          </table:table-cell>
          <table:table-cell table:style-name="ce2" office:value-type="float" office:value="15.58" calcext:value-type="float">
            <text:p>15.58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656.22" calcext:value-type="float">
            <text:p>6656.22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42" calcext:value-type="float">
            <text:p>0.6542</text:p>
          </table:table-cell>
          <table:table-cell table:style-name="ce2" office:value-type="float" office:value="0.7055" calcext:value-type="float">
            <text:p>0.705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style-name="ce2" office:value-type="float" office:value="12.67" calcext:value-type="float">
            <text:p>12.6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37.78" calcext:value-type="float">
            <text:p>6337.7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08" calcext:value-type="float">
            <text:p>0.6308</text:p>
          </table:table-cell>
          <table:table-cell table:style-name="ce2" office:value-type="float" office:value="0.7662" calcext:value-type="float">
            <text:p>0.766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25 blocks)</text:p>
          </table:table-cell>
          <table:table-cell table:style-name="ce2" office:value-type="float" office:value="10.03" calcext:value-type="float">
            <text:p>10.03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588.38" calcext:value-type="float">
            <text:p>6588.3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56" calcext:value-type="float">
            <text:p>0.6556</text:p>
          </table:table-cell>
          <table:table-cell table:style-name="ce2" office:value-type="float" office:value="0.7146" calcext:value-type="float">
            <text:p>0.7146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style-name="ce2" office:value-type="float" office:value="11.42" calcext:value-type="float">
            <text:p>11.42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468.22" calcext:value-type="float">
            <text:p>6468.22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64" calcext:value-type="float">
            <text:p>0.6464</text:p>
          </table:table-cell>
          <table:table-cell table:style-name="ce2" office:value-type="float" office:value="0.724" calcext:value-type="float">
            <text:p>0.724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5 blocks)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92.65" calcext:value-type="float">
            <text:p>6392.6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31" calcext:value-type="float">
            <text:p>0.6331</text:p>
          </table:table-cell>
          <table:table-cell table:style-name="ce2" office:value-type="float" office:value="0.7519" calcext:value-type="float">
            <text:p>0.7519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style-name="ce2" office:value-type="float" office:value="11.76" calcext:value-type="float">
            <text:p>11.76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318.76" calcext:value-type="float">
            <text:p>6318.76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308" calcext:value-type="float">
            <text:p>0.6308</text:p>
          </table:table-cell>
          <table:table-cell table:style-name="ce2" office:value-type="float" office:value="0.7702" calcext:value-type="float">
            <text:p>0.770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10.21" calcext:value-type="float">
            <text:p>10.21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647.5" calcext:value-type="float">
            <text:p>6647.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531" calcext:value-type="float">
            <text:p>0.6531</text:p>
          </table:table-cell>
          <table:table-cell table:style-name="ce2" office:value-type="float" office:value="0.709" calcext:value-type="float">
            <text:p>0.709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142020.6" calcext:value-type="float">
            <text:p>142020.6</text:p>
          </table:table-cell>
          <table:table-cell table:style-name="ce2" office:value-type="float" office:value="6743.33" calcext:value-type="float">
            <text:p>6743.33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21" calcext:value-type="float">
            <text:p>0.6421</text:p>
          </table:table-cell>
          <table:table-cell table:style-name="ce2" office:value-type="float" office:value="0.717" calcext:value-type="float">
            <text:p>0.71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SizeG 57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5.39" calcext:value-type="float">
            <text:p>5.3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929.94" calcext:value-type="float">
            <text:p>8929.9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9.25" calcext:value-type="float">
            <text:p>9.2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44.33" calcext:value-type="float">
            <text:p>8544.3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3" office:value-type="float" office:value="1.341" calcext:value-type="float">
            <text:p>1.34E+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92.98" calcext:value-type="float">
            <text:p>8592.98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9" calcext:value-type="float">
            <text:p>0.6249</text:p>
          </table:table-cell>
          <table:table-cell table:style-name="ce2" office:value-type="float" office:value="0.8177" calcext:value-type="float">
            <text:p>0.817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 office:value-type="float" office:value="16.99" calcext:value-type="float">
            <text:p>16.99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95.3" calcext:value-type="float">
            <text:p>8595.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3" calcext:value-type="float">
            <text:p>0.6243</text:p>
          </table:table-cell>
          <table:table-cell table:style-name="ce2" office:value-type="float" office:value="1.266" calcext:value-type="float">
            <text:p>1.26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15.28" calcext:value-type="float">
            <text:p>15.2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80.16" calcext:value-type="float">
            <text:p>8580.1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8127" calcext:value-type="float">
            <text:p>0.8127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 office:value-type="float" office:value="16.42" calcext:value-type="float">
            <text:p>16.42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40.6" calcext:value-type="float">
            <text:p>8540.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82" calcext:value-type="float">
            <text:p>0.6282</text:p>
          </table:table-cell>
          <table:table-cell table:style-name="ce2" office:value-type="float" office:value="0.819" calcext:value-type="float">
            <text:p>0.819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style-name="ce2" office:value-type="float" office:value="14.18" calcext:value-type="float">
            <text:p>14.18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63.53" calcext:value-type="float">
            <text:p>8563.5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67" calcext:value-type="float">
            <text:p>0.6267</text:p>
          </table:table-cell>
          <table:table-cell table:style-name="ce2" office:value-type="float" office:value="1.232" calcext:value-type="float">
            <text:p>1.232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35 blocks)</text:p>
          </table:table-cell>
          <table:table-cell table:style-name="ce2" office:value-type="float" office:value="13.63" calcext:value-type="float">
            <text:p>13.63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53.24" calcext:value-type="float">
            <text:p>8553.2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75" calcext:value-type="float">
            <text:p>0.6275</text:p>
          </table:table-cell>
          <table:table-cell table:style-name="ce2" office:value-type="float" office:value="52.06" calcext:value-type="float">
            <text:p>52.06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style-name="ce2" office:value-type="float" office:value="13.85" calcext:value-type="float">
            <text:p>13.8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52.24" calcext:value-type="float">
            <text:p>8552.2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2" office:value-type="float" office:value="0.8194" calcext:value-type="float">
            <text:p>0.8194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45 blocks)</text:p>
          </table:table-cell>
          <table:table-cell table:style-name="ce2" office:value-type="float" office:value="8.45" calcext:value-type="float">
            <text:p>8.45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87.19" calcext:value-type="float">
            <text:p>8587.19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48" calcext:value-type="float">
            <text:p>0.6248</text:p>
          </table:table-cell>
          <table:table-cell table:style-name="ce2" office:value-type="float" office:value="0.8678" calcext:value-type="float">
            <text:p>0.8678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table:style-name="ce2" office:value-type="float" office:value="9.42" calcext:value-type="float">
            <text:p>9.42</text:p>
          </table:table-cell>
          <table:table-cell table:style-name="ce2" office:value-type="float" office:value="224131.93" calcext:value-type="float">
            <text:p>224131.93</text:p>
          </table:table-cell>
          <table:table-cell table:style-name="ce2" office:value-type="float" office:value="8578.93" calcext:value-type="float">
            <text:p>8578.9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8189" calcext:value-type="float">
            <text:p>0.8189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table:style-name="ce2" office:value-type="string" calcext:value-type="string">
            <text:p>SizeG 129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1.45" calcext:value-type="float">
            <text:p>11.45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20698" calcext:value-type="float">
            <text:p>120698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36.37" calcext:value-type="float">
            <text:p>36.37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98753.517" calcext:value-type="float">
            <text:p>98753.517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44" calcext:value-type="float">
            <text:p>0.5444</text:p>
          </table:table-cell>
          <table:table-cell table:style-name="ce3" office:value-type="float" office:value="0.6888" calcext:value-type="float">
            <text:p>6.89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45.66" calcext:value-type="float">
            <text:p>45.66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5528.1" calcext:value-type="float">
            <text:p>15528.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379" calcext:value-type="float">
            <text:p>0.6379</text:p>
          </table:table-cell>
          <table:table-cell table:style-name="ce2" office:value-type="float" office:value="0.7001" calcext:value-type="float">
            <text:p>0.70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27.17" calcext:value-type="float">
            <text:p>27.17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84562.75" calcext:value-type="float">
            <text:p>84562.75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531" calcext:value-type="float">
            <text:p>0.5531</text:p>
          </table:table-cell>
          <table:table-cell table:style-name="ce2" office:value-type="float" office:value="0.6858" calcext:value-type="float">
            <text:p>0.68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34.14" calcext:value-type="float">
            <text:p>34.14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5473.09" calcext:value-type="float">
            <text:p>15473.09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52" calcext:value-type="float">
            <text:p>0.652</text:p>
          </table:table-cell>
          <table:table-cell table:style-name="ce2" office:value-type="float" office:value="0.6929" calcext:value-type="float">
            <text:p>0.692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26.61" calcext:value-type="float">
            <text:p>26.61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16593.01" calcext:value-type="float">
            <text:p>16593.0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6593" calcext:value-type="float">
            <text:p>0.6593</text:p>
          </table:table-cell>
          <table:table-cell table:style-name="ce2" office:value-type="float" office:value="0.6846" calcext:value-type="float">
            <text:p>0.684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5 blocks)</text:p>
          </table:table-cell>
          <table:table-cell table:style-name="ce2"/>
          <table:table-cell table:style-name="ce2" office:value-type="float" office:value="231025.56" calcext:value-type="float">
            <text:p>231025.56</text:p>
          </table:table-cell>
          <table:table-cell table:style-name="ce2"/>
          <table:table-cell table:style-name="ce2" office:value-type="float" office:value="0.4906" calcext:value-type="float">
            <text:p>0.4906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18.52" calcext:value-type="float">
            <text:p>18.52</text:p>
          </table:table-cell>
          <table:table-cell table:style-name="ce2" office:value-type="float" office:value="231025.56" calcext:value-type="float">
            <text:p>231025.56</text:p>
          </table:table-cell>
          <table:table-cell table:style-name="ce2" office:value-type="float" office:value="92793.21" calcext:value-type="float">
            <text:p>92793.21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6" calcext:value-type="float">
            <text:p>0.546</text:p>
          </table:table-cell>
          <table:table-cell table:style-name="ce2" office:value-type="float" office:value="0.6874" calcext:value-type="float">
            <text:p>0.6874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table:style-name="ce2" office:value-type="string" calcext:value-type="string">
            <text:p>SizeG 155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/>
          <table:table-cell office:value-type="string" calcext:value-type="string">
            <text:p>D block has very little sparsit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51.03" calcext:value-type="float">
            <text:p>51.03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881.17" calcext:value-type="float">
            <text:p>382881.17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37.39" calcext:value-type="float">
            <text:p>37.39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3" office:value-type="float" office:value="0.759" calcext:value-type="float">
            <text:p>7.59E-01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63.79" calcext:value-type="float">
            <text:p>63.79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48.71" calcext:value-type="float">
            <text:p>48.71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39.82" calcext:value-type="float">
            <text:p>39.82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2708.5" calcext:value-type="float">
            <text:p>382708.5</text:p>
          </table:table-cell>
          <table:table-cell table:style-name="ce2" office:value-type="float" office:value="0.4724" calcext:value-type="float">
            <text:p>0.4724</text:p>
          </table:table-cell>
          <table:table-cell table:style-name="ce2" office:value-type="float" office:value="0.4723" calcext:value-type="float">
            <text:p>0.4723</text:p>
          </table:table-cell>
          <table:table-cell table:style-name="ce2" office:value-type="float" office:value="0.7585" calcext:value-type="float">
            <text:p>0.7585</text:p>
          </table:table-cell>
          <table:table-cell office:value-type="string" calcext:value-type="string">
            <text:p><text:s/>LM exited after 27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37.35" calcext:value-type="float">
            <text:p>37.35</text:p>
          </table:table-cell>
          <table:table-cell table:style-name="ce2" office:value-type="float" office:value="387719.51" calcext:value-type="float">
            <text:p>387719.51</text:p>
          </table:table-cell>
          <table:table-cell table:style-name="ce2" office:value-type="float" office:value="383042.44" calcext:value-type="float">
            <text:p>383042.44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86" calcext:value-type="float">
            <text:p>0.7586</text:p>
          </table:table-cell>
          <table:table-cell office:value-type="string" calcext:value-type="string">
            <text:p><text:s/>LM exited after 22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39.6" calcext:value-type="float">
            <text:p>39.6</text:p>
          </table:table-cell>
          <table:table-cell table:number-columns-repeated="2" table:style-name="ce2" office:value-type="float" office:value="387719.51" calcext:value-type="float">
            <text:p>387719.51</text:p>
          </table:table-cell>
          <table:table-cell table:number-columns-repeated="2" table:style-name="ce2" office:value-type="float" office:value="0.4724" calcext:value-type="float">
            <text:p>0.4724</text:p>
          </table:table-cell>
          <table:table-cell table:style-name="ce2" office:value-type="float" office:value="0.759" calcext:value-type="float">
            <text:p>0.759</text:p>
          </table:table-cell>
          <table:table-cell office:value-type="string" calcext:value-type="string">
            <text:p><text:s/>LM exited after 17 iterations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izeG 27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8.17" calcext:value-type="float">
            <text:p>8.17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296.45" calcext:value-type="float">
            <text:p>35296.45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 office:value-type="string" calcext:value-type="string">
            <text:p>Direct solve has lowest objective and has least mean reprojection err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57.9" calcext:value-type="float">
            <text:p>57.9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0.51" calcext:value-type="float">
            <text:p>35580.51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4" calcext:value-type="float">
            <text:p>0.6044</text:p>
          </table:table-cell>
          <table:table-cell table:style-name="ce3" office:value-type="float" office:value="0.7128" calcext:value-type="float">
            <text:p>7.13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63.86" calcext:value-type="float">
            <text:p>63.8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86.9" calcext:value-type="float">
            <text:p>35586.9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2" office:value-type="float" office:value="0.7103" calcext:value-type="float">
            <text:p>0.710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69.06" calcext:value-type="float">
            <text:p>69.06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4.38" calcext:value-type="float">
            <text:p>35604.38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" calcext:value-type="float">
            <text:p>0.604</text:p>
          </table:table-cell>
          <table:table-cell table:style-name="ce2" office:value-type="float" office:value="0.7112" calcext:value-type="float">
            <text:p>0.711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61.28" calcext:value-type="float">
            <text:p>61.28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578.56" calcext:value-type="float">
            <text:p>35578.5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4" calcext:value-type="float">
            <text:p>0.6044</text:p>
          </table:table-cell>
          <table:table-cell table:style-name="ce2" office:value-type="float" office:value="0.7168" calcext:value-type="float">
            <text:p>0.71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62.74" calcext:value-type="float">
            <text:p>62.74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2.66" calcext:value-type="float">
            <text:p>35602.66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2" office:value-type="float" office:value="0.7089" calcext:value-type="float">
            <text:p>0.708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59.13" calcext:value-type="float">
            <text:p>59.13</text:p>
          </table:table-cell>
          <table:table-cell table:style-name="ce2" office:value-type="float" office:value="2231504.03" calcext:value-type="float">
            <text:p>2231504.03</text:p>
          </table:table-cell>
          <table:table-cell table:style-name="ce2" office:value-type="float" office:value="35602.27" calcext:value-type="float">
            <text:p>35602.27</text:p>
          </table:table-cell>
          <table:table-cell table:style-name="ce2" office:value-type="float" office:value="0.4808" calcext:value-type="float">
            <text:p>0.4808</text:p>
          </table:table-cell>
          <table:table-cell table:style-name="ce2" office:value-type="float" office:value="0.6039" calcext:value-type="float">
            <text:p>0.6039</text:p>
          </table:table-cell>
          <table:table-cell table:style-name="ce2" office:value-type="float" office:value="0.7149" calcext:value-type="float">
            <text:p>0.7149</text:p>
          </table:table-cell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2" table:number-columns-repeated="5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SizeG 32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0.97" calcext:value-type="float">
            <text:p>10.97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003.68" calcext:value-type="float">
            <text:p>43003.6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/>
          <table:table-cell office:value-type="string" calcext:value-type="string">
            <text:p>Direct solve gives the lowest residual but highest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54.24" calcext:value-type="float">
            <text:p>54.24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64.29" calcext:value-type="float">
            <text:p>43564.29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3" calcext:value-type="float">
            <text:p>0.5943</text:p>
          </table:table-cell>
          <table:table-cell table:style-name="ce3" office:value-type="float" office:value="0.7712" calcext:value-type="float">
            <text:p>7.71E-0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2" office:value-type="float" office:value="76.41" calcext:value-type="float">
            <text:p>76.41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23.05" calcext:value-type="float">
            <text:p>43623.05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7" calcext:value-type="float">
            <text:p>0.5937</text:p>
          </table:table-cell>
          <table:table-cell table:style-name="ce2" office:value-type="float" office:value="0.7743" calcext:value-type="float">
            <text:p>0.774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75.5" calcext:value-type="float">
            <text:p>75.5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69.42" calcext:value-type="float">
            <text:p>43669.42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27" calcext:value-type="float">
            <text:p>0.5927</text:p>
          </table:table-cell>
          <table:table-cell table:style-name="ce2" office:value-type="float" office:value="37.81" calcext:value-type="float">
            <text:p>37.8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2" office:value-type="float" office:value="74.88" calcext:value-type="float">
            <text:p>74.88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66.69" calcext:value-type="float">
            <text:p>43566.69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42" calcext:value-type="float">
            <text:p>0.5942</text:p>
          </table:table-cell>
          <table:table-cell table:style-name="ce2" office:value-type="float" office:value="0.7733" calcext:value-type="float">
            <text:p>0.773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style-name="ce2" office:value-type="float" office:value="69.63" calcext:value-type="float">
            <text:p>69.63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588.57" calcext:value-type="float">
            <text:p>43588.57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9" calcext:value-type="float">
            <text:p>0.5939</text:p>
          </table:table-cell>
          <table:table-cell table:style-name="ce2" office:value-type="float" office:value="0.7691" calcext:value-type="float">
            <text:p>0.769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style-name="ce2" office:value-type="float" office:value="81.49" calcext:value-type="float">
            <text:p>81.49</text:p>
          </table:table-cell>
          <table:table-cell table:style-name="ce2" office:value-type="float" office:value="4334772.79" calcext:value-type="float">
            <text:p>4334772.79</text:p>
          </table:table-cell>
          <table:table-cell table:style-name="ce2" office:value-type="float" office:value="43643.16" calcext:value-type="float">
            <text:p>43643.16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934" calcext:value-type="float">
            <text:p>0.5934</text:p>
          </table:table-cell>
          <table:table-cell table:style-name="ce2" office:value-type="float" office:value="0.7654" calcext:value-type="float">
            <text:p>0.765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78" calcext:value-type="float">
            <text:p>1778</text:p>
          </table:table-cell>
          <table:table-cell table:style-name="ce2" office:value-type="string" calcext:value-type="string">
            <text:p>SizeG 16002</text:p>
          </table:table-cell>
          <table:table-cell/>
          <table:table-cell office:value-type="string" calcext:value-type="string">
            <text:p>Unable to save to mat file(matrix file size 10.4GB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997771 x 2997771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ime/iteration</text:p>
          </table:table-cell>
          <table:table-cell office:value-type="string" calcext:value-type="string">
            <text:p>Init residual</text:p>
          </table:table-cell>
          <table:table-cell office:value-type="string" calcext:value-type="string">
            <text:p>Final residual</text:p>
          </table:table-cell>
          <table:table-cell office:value-type="string" calcext:value-type="string">
            <text:p>init inlier <text:s/>ratio</text:p>
          </table:table-cell>
          <table:table-cell office:value-type="string" calcext:value-type="string">
            <text:p>final inlier ratio</text:p>
          </table:table-cell>
          <table:table-cell office:value-type="string" calcext:value-type="string">
            <text:p>mean reprojection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style-name="ce2" office:value-type="float" office:value="125.06" calcext:value-type="float">
            <text:p>125.06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71991.45" calcext:value-type="float">
            <text:p>171991.45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56" calcext:value-type="float">
            <text:p>0.6856</text:p>
          </table:table-cell>
          <table:table-cell table:style-name="ce3" office:value-type="float" office:value="0.5798" calcext:value-type="float">
            <text:p>5.80E-01</text:p>
          </table:table-cell>
          <table:table-cell office:value-type="string" calcext:value-type="string">
            <text:p>Stopped after 15 iterations</text:p>
          </table:table-cell>
          <table:table-cell/>
          <table:table-cell office:value-type="string" calcext:value-type="string">
            <text:p>Exited due to small update or gradient stopping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2" office:value-type="float" office:value="636.79" calcext:value-type="float">
            <text:p>636.79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82862.26" calcext:value-type="float">
            <text:p>182862.26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54" calcext:value-type="float">
            <text:p>0.6854</text:p>
          </table:table-cell>
          <table:table-cell table:style-name="ce3" office:value-type="float" office:value="0.5584" calcext:value-type="float">
            <text:p>5.58E-01</text:p>
          </table:table-cell>
          <table:table-cell office:value-type="string" calcext:value-type="string">
            <text:p>Stopped after 13 iterati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style-name="ce2" office:value-type="float" office:value="296.1" calcext:value-type="float">
            <text:p>296.1</text:p>
          </table:table-cell>
          <table:table-cell table:style-name="ce2" office:value-type="float" office:value="2168721.26" calcext:value-type="float">
            <text:p>2168721.26</text:p>
          </table:table-cell>
          <table:table-cell table:style-name="ce2" office:value-type="float" office:value="181147.99" calcext:value-type="float">
            <text:p>181147.99</text:p>
          </table:table-cell>
          <table:table-cell table:style-name="ce2" office:value-type="float" office:value="0.5596" calcext:value-type="float">
            <text:p>0.5596</text:p>
          </table:table-cell>
          <table:table-cell table:style-name="ce2" office:value-type="float" office:value="0.6863" calcext:value-type="float">
            <text:p>0.6863</text:p>
          </table:table-cell>
          <table:table-cell table:style-name="ce3" office:value-type="float" office:value="0.5871" calcext:value-type="float">
            <text:p>5.87E-01</text:p>
          </table:table-cell>
          <table:table-cell office:value-type="string" calcext:value-type="string">
            <text:p>Stopped after 19 iterations</text:p>
          </table:table-cell>
          <table:table-cell table:number-columns-repeated="1015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ndle_large_lifted_schur(40)" table:style-name="ta1">
        <table:table-column table:style-name="co8" table:default-cell-style-name="ce1"/>
        <table:table-column table:style-name="co9" table:default-cell-style-name="ce1"/>
        <table:table-column table:style-name="co1" table:number-columns-repeated="6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 table:style-name="ce1" table:number-columns-repeated="2"/>
          <table:table-cell table:style-name="ce1" office:value-type="string" calcext:value-type="string">
            <text:p>less no of MSC blocks =&gt; blocks have more non-zeros,so <text:s/>time per iteration increases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1" calcext:value-type="float">
            <text:p>0.1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14" calcext:value-type="float">
            <text:p>820.1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337" calcext:value-type="float">
            <text:p>0.73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49" calcext:value-type="float">
            <text:p>0.49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3.99" calcext:value-type="float">
            <text:p>823.9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06" calcext:value-type="float">
            <text:p>0.7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" calcext:value-type="float">
            <text:p>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99" calcext:value-type="float">
            <text:p>820.9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43" calcext:value-type="float">
            <text:p>0.7243</text:p>
          </table:table-cell>
          <table:table-cell office:value-type="float" office:value="0.6247" calcext:value-type="float">
            <text:p>0.62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0.95" calcext:value-type="float">
            <text:p>0.95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19.84" calcext:value-type="float">
            <text:p>819.8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" calcext:value-type="float">
            <text:p>0.725</text:p>
          </table:table-cell>
          <table:table-cell office:value-type="float" office:value="0.8072" calcext:value-type="float">
            <text:p>0.80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0.79" calcext:value-type="float">
            <text:p>0.79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1.18" calcext:value-type="float">
            <text:p>821.1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35" calcext:value-type="float">
            <text:p>0.7235</text:p>
          </table:table-cell>
          <table:table-cell office:value-type="float" office:value="1.054" calcext:value-type="float">
            <text:p>1.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0.76" calcext:value-type="float">
            <text:p>0.76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28" calcext:value-type="float">
            <text:p>820.2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8936" calcext:value-type="float">
            <text:p>0.89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0.87" calcext:value-type="float">
            <text:p>0.87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44" calcext:value-type="float">
            <text:p>820.4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9" calcext:value-type="float">
            <text:p>0.7259</text:p>
          </table:table-cell>
          <table:table-cell office:value-type="float" office:value="0.8653" calcext:value-type="float">
            <text:p>0.8653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44" calcext:value-type="float">
            <text:p>0.4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74.69" calcext:value-type="float">
            <text:p>2574.6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8938" calcext:value-type="float">
            <text:p>0.89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85" calcext:value-type="float">
            <text:p>0.85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95.05" calcext:value-type="float">
            <text:p>2595.05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341" calcext:value-type="float">
            <text:p>0.6341</text:p>
          </table:table-cell>
          <table:table-cell table:style-name="ce3" office:value-type="float" office:value="0.8289" calcext:value-type="float">
            <text:p>8.2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2.81" calcext:value-type="float">
            <text:p>2.81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4.2" calcext:value-type="float">
            <text:p>2544.2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9103" calcext:value-type="float">
            <text:p>0.9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2.16" calcext:value-type="float">
            <text:p>2.1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6.48" calcext:value-type="float">
            <text:p>2546.4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66" calcext:value-type="float">
            <text:p>0.6466</text:p>
          </table:table-cell>
          <table:table-cell office:value-type="float" office:value="0.8928" calcext:value-type="float">
            <text:p>0.89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.42" calcext:value-type="float">
            <text:p>2.42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3.18" calcext:value-type="float">
            <text:p>2543.1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74" calcext:value-type="float">
            <text:p>0.6474</text:p>
          </table:table-cell>
          <table:table-cell table:style-name="ce3" office:value-type="float" office:value="10500000000" calcext:value-type="float">
            <text:p>1.05E+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2.17" calcext:value-type="float">
            <text:p>2.17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33.9" calcext:value-type="float">
            <text:p>2533.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" calcext:value-type="float">
            <text:p>0.649</text:p>
          </table:table-cell>
          <table:table-cell office:value-type="float" office:value="1.17" calcext:value-type="float">
            <text:p>1.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2.76" calcext:value-type="float">
            <text:p>2.7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1.88" calcext:value-type="float">
            <text:p>2541.88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6" calcext:value-type="float">
            <text:p>0.6486</text:p>
          </table:table-cell>
          <table:table-cell office:value-type="float" office:value="1.01" calcext:value-type="float">
            <text:p>1.01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99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94" calcext:value-type="float">
            <text:p>2.94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59.84" calcext:value-type="float">
            <text:p>6859.8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7043" calcext:value-type="float">
            <text:p>0.70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0.47" calcext:value-type="float">
            <text:p>10.4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482.55" calcext:value-type="float">
            <text:p>6482.55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77" calcext:value-type="float">
            <text:p>0.6477</text:p>
          </table:table-cell>
          <table:table-cell table:style-name="ce3" office:value-type="float" office:value="0.7177" calcext:value-type="float">
            <text:p>7.18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5.95" calcext:value-type="float">
            <text:p>15.95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34.74" calcext:value-type="float">
            <text:p>6834.7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7034" calcext:value-type="float">
            <text:p>0.7034</text:p>
          </table:table-cell>
          <table:table-cell office:value-type="string" calcext:value-type="string">
            <text:p>Exited after 78 iterations</text:p>
          </table:table-cell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office:value-type="float" office:value="11.43" calcext:value-type="float">
            <text:p>11.43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355.94" calcext:value-type="float">
            <text:p>6355.9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7344" calcext:value-type="float">
            <text:p>0.734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9.48" calcext:value-type="float">
            <text:p>9.48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549.62" calcext:value-type="float">
            <text:p>6549.62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94" calcext:value-type="float">
            <text:p>0.6594</text:p>
          </table:table-cell>
          <table:table-cell office:value-type="float" office:value="0.7144" calcext:value-type="float">
            <text:p>0.714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0.01" calcext:value-type="float">
            <text:p>10.01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705.47" calcext:value-type="float">
            <text:p>6705.47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34" calcext:value-type="float">
            <text:p>0.6634</text:p>
          </table:table-cell>
          <table:table-cell office:value-type="float" office:value="0.7003" calcext:value-type="float">
            <text:p>0.70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8.57" calcext:value-type="float">
            <text:p>8.57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553.29" calcext:value-type="float">
            <text:p>6553.29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28" calcext:value-type="float">
            <text:p>0.6628</text:p>
          </table:table-cell>
          <table:table-cell office:value-type="float" office:value="0.7152" calcext:value-type="float">
            <text:p>0.7152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5739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39" calcext:value-type="float">
            <text:p>5.3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29.94" calcext:value-type="float">
            <text:p>8929.9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5.33" calcext:value-type="float">
            <text:p>15.3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534.89" calcext:value-type="float">
            <text:p>8534.89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294" calcext:value-type="float">
            <text:p>0.6294</text:p>
          </table:table-cell>
          <table:table-cell table:style-name="ce3" office:value-type="float" office:value="1215.72" calcext:value-type="float">
            <text:p>1.22E+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21.8" calcext:value-type="float">
            <text:p>21.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74.84" calcext:value-type="float">
            <text:p>8674.8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7813" calcext:value-type="float">
            <text:p>0.7813</text:p>
          </table:table-cell>
          <table:table-cell office:value-type="string" calcext:value-type="string">
            <text:p>Exited after 74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7.79" calcext:value-type="float">
            <text:p>17.7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21.03" calcext:value-type="float">
            <text:p>8721.03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84" calcext:value-type="float">
            <text:p>0.6384</text:p>
          </table:table-cell>
          <table:table-cell office:value-type="float" office:value="0.7694" calcext:value-type="float">
            <text:p>0.769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18.48" calcext:value-type="float">
            <text:p>18.4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64.12" calcext:value-type="float">
            <text:p>8764.1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91" calcext:value-type="float">
            <text:p>0.6391</text:p>
          </table:table-cell>
          <table:table-cell office:value-type="float" office:value="0.7639" calcext:value-type="float">
            <text:p>0.763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5.67" calcext:value-type="float">
            <text:p>15.67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54.9" calcext:value-type="float">
            <text:p>8954.9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7437" calcext:value-type="float">
            <text:p>0.7437</text:p>
          </table:table-cell>
          <table:table-cell office:value-type="string" calcext:value-type="string">
            <text:p>Exited after 47 iterations</text:p>
          </table:table-cell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office:value-type="float" office:value="6.03" calcext:value-type="float">
            <text:p>6.0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9005.43" calcext:value-type="float">
            <text:p>9005.43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7429" calcext:value-type="float">
            <text:p>0.7429</text:p>
          </table:table-cell>
          <table:table-cell/>
        </table:table-row>
        <table:table-row table:style-name="ro1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12948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1.45" calcext:value-type="float">
            <text:p>11.4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20698" calcext:value-type="float">
            <text:p>12069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5.49" calcext:value-type="float">
            <text:p>25.49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41563.52" calcext:value-type="float">
            <text:p>141563.52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193" calcext:value-type="float">
            <text:p>0.5193</text:p>
          </table:table-cell>
          <table:table-cell table:style-name="ce3" office:value-type="float" office:value="0.6989" calcext:value-type="float">
            <text:p>6.9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39.33" calcext:value-type="float">
            <text:p>39.33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54617.78" calcext:value-type="float">
            <text:p>54617.7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936" calcext:value-type="float">
            <text:p>0.5936</text:p>
          </table:table-cell>
          <table:table-cell office:value-type="float" office:value="0.6827" calcext:value-type="float">
            <text:p>0.68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0.04" calcext:value-type="float">
            <text:p>30.0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01150.3" calcext:value-type="float">
            <text:p>101150.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446" calcext:value-type="float">
            <text:p>0.5446</text:p>
          </table:table-cell>
          <table:table-cell office:value-type="float" office:value="0.6887" calcext:value-type="float">
            <text:p>0.68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7.5" calcext:value-type="float">
            <text:p>27.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80745.53" calcext:value-type="float">
            <text:p>80745.5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627" calcext:value-type="float">
            <text:p>0.5627</text:p>
          </table:table-cell>
          <table:table-cell office:value-type="float" office:value="0.6855" calcext:value-type="float">
            <text:p>0.68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27.65" calcext:value-type="float">
            <text:p>27.6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35809.99" calcext:value-type="float">
            <text:p>135809.99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6968" calcext:value-type="float">
            <text:p>0.69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25.94" calcext:value-type="float">
            <text:p>25.9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01983.7" calcext:value-type="float">
            <text:p>101983.7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438" calcext:value-type="float">
            <text:p>0.5438</text:p>
          </table:table-cell>
          <table:table-cell office:value-type="float" office:value="0.6889" calcext:value-type="float">
            <text:p>0.6889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office:value-type="string" calcext:value-type="string">
            <text:p>SizeG 15507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/>
          <table:table-cell table:style-name="ce1" office:value-type="string" calcext:value-type="string">
            <text:p>D block has very little sparsity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1.03" calcext:value-type="float">
            <text:p>51.03</text:p>
          </table:table-cell>
          <table:table-cell office:value-type="float" office:value="387719.51" calcext:value-type="float">
            <text:p>387719.51</text:p>
          </table:table-cell>
          <table:table-cell office:value-type="float" office:value="382881.17" calcext:value-type="float">
            <text:p>382881.17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53.72" calcext:value-type="float">
            <text:p>53.72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table:style-name="ce3" office:value-type="float" office:value="0.759" calcext:value-type="float">
            <text:p>7.59E-01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08.65" calcext:value-type="float">
            <text:p>108.65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84.86" calcext:value-type="float">
            <text:p>84.86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76.84" calcext:value-type="float">
            <text:p>76.84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68.88" calcext:value-type="float">
            <text:p>68.88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70.84" calcext:value-type="float">
            <text:p>70.84</text:p>
          </table:table-cell>
          <table:table-cell table:number-columns-repeated="2" office:value-type="float" office:value="387719.51" calcext:value-type="float">
            <text:p>387719.51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759" calcext:value-type="float">
            <text:p>0.759</text:p>
          </table:table-cell>
          <table:table-cell office:value-type="string" calcext:value-type="string">
            <text:p>Exited after 17 iterations</text:p>
          </table:table-cell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SizeG 2772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8.17" calcext:value-type="float">
            <text:p>8.17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296.45" calcext:value-type="float">
            <text:p>35296.45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48.2" calcext:value-type="float">
            <text:p>48.2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60.43" calcext:value-type="float">
            <text:p>35560.43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45" calcext:value-type="float">
            <text:p>0.6045</text:p>
          </table:table-cell>
          <table:table-cell table:style-name="ce3" office:value-type="float" office:value="0.7113" calcext:value-type="float">
            <text:p>7.11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63" calcext:value-type="float">
            <text:p>63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06.62" calcext:value-type="float">
            <text:p>35506.62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" calcext:value-type="float">
            <text:p>0.607</text:p>
          </table:table-cell>
          <table:table-cell office:value-type="float" office:value="0.7177" calcext:value-type="float">
            <text:p>0.71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58.86" calcext:value-type="float">
            <text:p>58.86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67.26" calcext:value-type="float">
            <text:p>35567.2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7104" calcext:value-type="float">
            <text:p>0.71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55.42" calcext:value-type="float">
            <text:p>55.42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472.63" calcext:value-type="float">
            <text:p>35472.63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7208" calcext:value-type="float">
            <text:p>0.72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56.76" calcext:value-type="float">
            <text:p>56.76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15.19" calcext:value-type="float">
            <text:p>35515.19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" calcext:value-type="float">
            <text:p>0.607</text:p>
          </table:table-cell>
          <table:table-cell office:value-type="float" office:value="0.7087" calcext:value-type="float">
            <text:p>0.70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78.83" calcext:value-type="float">
            <text:p>78.83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41.26" calcext:value-type="float">
            <text:p>35541.2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8" calcext:value-type="float">
            <text:p>0.6068</text:p>
          </table:table-cell>
          <table:table-cell office:value-type="float" office:value="0.713" calcext:value-type="float">
            <text:p>0.713</text:p>
          </table:table-cell>
          <table:table-cell/>
        </table:table-row>
        <table:table-row table:style-name="ro1" table:number-rows-repeated="2"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SizeG 3204</text:p>
          </table:table-cell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40,tol : 1e-02</text:p>
          </table:table-cell>
          <table:table-cell/>
          <table:table-cell table:style-name="ce1" table:number-columns-repeated="5"/>
          <table:table-cell/>
        </table:table-row>
        <table:table-row table:style-name="ro1">
          <table:table-cell table:number-columns-repeated="2"/>
          <table:table-cell table:style-name="ce1" table:number-columns-repeated="6"/>
          <table:table-cell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0.97" calcext:value-type="float">
            <text:p>10.97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003.68" calcext:value-type="float">
            <text:p>43003.6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57.69" calcext:value-type="float">
            <text:p>57.69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24.07" calcext:value-type="float">
            <text:p>43524.07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49" calcext:value-type="float">
            <text:p>0.5949</text:p>
          </table:table-cell>
          <table:table-cell table:style-name="ce3" office:value-type="float" office:value="0.7688" calcext:value-type="float">
            <text:p>7.69E-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97.69" calcext:value-type="float">
            <text:p>97.69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738.87" calcext:value-type="float">
            <text:p>43738.87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59" calcext:value-type="float">
            <text:p>0.5959</text:p>
          </table:table-cell>
          <table:table-cell office:value-type="float" office:value="0.7627" calcext:value-type="float">
            <text:p>0.7627</text:p>
          </table:table-cell>
          <table:table-cell office:value-type="string" calcext:value-type="string">
            <text:p>Exited after 73 iterations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78.81" calcext:value-type="float">
            <text:p>78.81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16.72" calcext:value-type="float">
            <text:p>43416.72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8023" calcext:value-type="float">
            <text:p>0.80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51.34" calcext:value-type="float">
            <text:p>51.34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02.01" calcext:value-type="float">
            <text:p>43502.01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7761" calcext:value-type="float">
            <text:p>0.77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52.22" calcext:value-type="float">
            <text:p>52.22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09.23" calcext:value-type="float">
            <text:p>43409.23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8015" calcext:value-type="float">
            <text:p>0.80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56.67" calcext:value-type="float">
            <text:p>56.67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79.37" calcext:value-type="float">
            <text:p>43479.37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7906" calcext:value-type="float">
            <text:p>0.7906</text:p>
          </table:table-cell>
          <table:table-cell/>
        </table:table-row>
      </table:table>
      <table:table table:name="bundle_large_lifted_schur(100)" table:style-name="ta1">
        <table:table-column table:style-name="co1" table:default-cell-style-name="ce1"/>
        <table:table-column table:style-name="co10" table:default-cell-style-name="ce1"/>
        <table:table-column table:style-name="co1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 table:style-name="ce1" table:number-columns-repeated="2"/>
          <table:table-cell table:style-name="ce1" office:value-type="string" calcext:value-type="string">
            <text:p>less no of MSC blocks =&gt; blocks have more non-zeros,so <text:s/>time per iteration increases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1" calcext:value-type="float">
            <text:p>0.11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0.14" calcext:value-type="float">
            <text:p>820.1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7337" calcext:value-type="float">
            <text:p>0.7337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47" calcext:value-type="float">
            <text:p>0.47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4.33" calcext:value-type="float">
            <text:p>824.33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9661" calcext:value-type="float">
            <text:p>0.966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0.72" calcext:value-type="float">
            <text:p>0.72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3.06" calcext:value-type="float">
            <text:p>823.06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5" calcext:value-type="float">
            <text:p>0.725</text:p>
          </table:table-cell>
          <table:table-cell office:value-type="float" office:value="0.6852" calcext:value-type="float">
            <text:p>0.6852</text:p>
          </table:table-cell>
          <table:table-cell office:value-type="float" office:value="0.058" calcext:value-type="float">
            <text:p>0.05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0.62" calcext:value-type="float">
            <text:p>0.62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1.58" calcext:value-type="float">
            <text:p>821.58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478" calcext:value-type="float">
            <text:p>0.7478</text:p>
          </table:table-cell>
          <table:table-cell office:value-type="float" office:value="0.031" calcext:value-type="float">
            <text:p>0.03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0.59" calcext:value-type="float">
            <text:p>0.59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1.67" calcext:value-type="float">
            <text:p>821.67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6" calcext:value-type="float">
            <text:p>0.0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0.65" calcext:value-type="float">
            <text:p>0.65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21.62" calcext:value-type="float">
            <text:p>821.62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7694" calcext:value-type="float">
            <text:p>0.7694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0.6" calcext:value-type="float">
            <text:p>0.6</text:p>
          </table:table-cell>
          <table:table-cell office:value-type="float" office:value="45643.71" calcext:value-type="float">
            <text:p>45643.71</text:p>
          </table:table-cell>
          <table:table-cell office:value-type="float" office:value="819.64" calcext:value-type="float">
            <text:p>819.64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9473" calcext:value-type="float">
            <text:p>0.9473</text:p>
          </table:table-cell>
          <table:table-cell office:value-type="float" office:value="0.023" calcext:value-type="float">
            <text:p>0.023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44" calcext:value-type="float">
            <text:p>0.44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74.69" calcext:value-type="float">
            <text:p>2574.6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95" calcext:value-type="float">
            <text:p>0.6495</text:p>
          </table:table-cell>
          <table:table-cell office:value-type="float" office:value="0.8938" calcext:value-type="float">
            <text:p>0.89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86" calcext:value-type="float">
            <text:p>0.8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95.04" calcext:value-type="float">
            <text:p>2595.04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341" calcext:value-type="float">
            <text:p>0.6341</text:p>
          </table:table-cell>
          <table:table-cell table:style-name="ce3" office:value-type="float" office:value="0.8289" calcext:value-type="float">
            <text:p>8.29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2.31" calcext:value-type="float">
            <text:p>2.31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3.99" calcext:value-type="float">
            <text:p>2543.9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1" calcext:value-type="float">
            <text:p>0.6481</text:p>
          </table:table-cell>
          <table:table-cell office:value-type="float" office:value="4.197" calcext:value-type="float">
            <text:p>4.197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.82" calcext:value-type="float">
            <text:p>1.82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8.69" calcext:value-type="float">
            <text:p>2548.69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1.88" calcext:value-type="float">
            <text:p>1.88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48.43" calcext:value-type="float">
            <text:p>2548.43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79" calcext:value-type="float">
            <text:p>0.6479</text:p>
          </table:table-cell>
          <table:table-cell table:style-name="ce3" office:value-type="float" office:value="0.8923" calcext:value-type="float">
            <text:p>8.92E-01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1.56" calcext:value-type="float">
            <text:p>1.56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34.27" calcext:value-type="float">
            <text:p>2534.27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9" calcext:value-type="float">
            <text:p>0.6489</text:p>
          </table:table-cell>
          <table:table-cell office:value-type="float" office:value="8.15" calcext:value-type="float">
            <text:p>8.15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string" calcext:value-type="string">
            <text:p>As no of blocks is doubled, time for construction is halved.</text:p>
          </table:table-cell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2.27" calcext:value-type="float">
            <text:p>2.27</text:p>
          </table:table-cell>
          <table:table-cell office:value-type="float" office:value="126225.19" calcext:value-type="float">
            <text:p>126225.19</text:p>
          </table:table-cell>
          <table:table-cell office:value-type="float" office:value="2551.6" calcext:value-type="float">
            <text:p>2551.6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9983" calcext:value-type="float">
            <text:p>0.9983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99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94" calcext:value-type="float">
            <text:p>2.94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859.84" calcext:value-type="float">
            <text:p>6859.84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77" calcext:value-type="float">
            <text:p>0.6677</text:p>
          </table:table-cell>
          <table:table-cell office:value-type="float" office:value="0.7043" calcext:value-type="float">
            <text:p>0.704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5.92" calcext:value-type="float">
            <text:p>5.92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367.22" calcext:value-type="float">
            <text:p>6367.22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45" calcext:value-type="float">
            <text:p>0.6445</text:p>
          </table:table-cell>
          <table:table-cell table:style-name="ce3" office:value-type="float" office:value="0.7311" calcext:value-type="float">
            <text:p>7.31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8.79" calcext:value-type="float">
            <text:p>8.79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903.06" calcext:value-type="float">
            <text:p>6903.06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67" calcext:value-type="float">
            <text:p>0.667</text:p>
          </table:table-cell>
          <table:table-cell office:value-type="float" office:value="0.6996" calcext:value-type="float">
            <text:p>0.6996</text:p>
          </table:table-cell>
          <table:table-cell office:value-type="float" office:value="1.69" calcext:value-type="float">
            <text:p>1.6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office:value-type="float" office:value="6.46" calcext:value-type="float">
            <text:p>6.46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376.57" calcext:value-type="float">
            <text:p>6376.57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6" calcext:value-type="float">
            <text:p>0.656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6.38" calcext:value-type="float">
            <text:p>6.38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233.95" calcext:value-type="float">
            <text:p>6233.95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484" calcext:value-type="float">
            <text:p>0.6484</text:p>
          </table:table-cell>
          <table:table-cell office:value-type="float" office:value="0.7639" calcext:value-type="float">
            <text:p>0.7639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6.78" calcext:value-type="float">
            <text:p>6.78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317.35" calcext:value-type="float">
            <text:p>6317.35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47" calcext:value-type="float">
            <text:p>0.6547</text:p>
          </table:table-cell>
          <table:table-cell office:value-type="float" office:value="0.7409" calcext:value-type="float">
            <text:p>0.7409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5.02" calcext:value-type="float">
            <text:p>5.02</text:p>
          </table:table-cell>
          <table:table-cell office:value-type="float" office:value="142020.6" calcext:value-type="float">
            <text:p>142020.6</text:p>
          </table:table-cell>
          <table:table-cell office:value-type="float" office:value="6343.28" calcext:value-type="float">
            <text:p>6343.28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6563" calcext:value-type="float">
            <text:p>0.6563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Trafalgar Square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175020 x 175020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257" calcext:value-type="float">
            <text:p>257</text:p>
          </table:table-cell>
          <table:table-cell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Trafalgar Square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197709 x 197709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5739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39" calcext:value-type="float">
            <text:p>5.39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929.94" calcext:value-type="float">
            <text:p>8929.94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458" calcext:value-type="float">
            <text:p>0.6458</text:p>
          </table:table-cell>
          <table:table-cell table:style-name="ce3" office:value-type="float" office:value="0.7444" calcext:value-type="float">
            <text:p>7.44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9.67" calcext:value-type="float">
            <text:p>9.67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534.8" calcext:value-type="float">
            <text:p>8534.8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29" calcext:value-type="float">
            <text:p>0.629</text:p>
          </table:table-cell>
          <table:table-cell table:style-name="ce3" office:value-type="float" office:value="20.5" calcext:value-type="float">
            <text:p>2.05E+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14.4" calcext:value-type="float">
            <text:p>14.4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71.32" calcext:value-type="float">
            <text:p>8671.32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71" calcext:value-type="float">
            <text:p>0.6371</text:p>
          </table:table-cell>
          <table:table-cell office:value-type="float" office:value="0.7835" calcext:value-type="float">
            <text:p>0.7835</text:p>
          </table:table-cell>
          <table:table-cell office:value-type="float" office:value="3.43" calcext:value-type="float">
            <text:p>3.4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0.94" calcext:value-type="float">
            <text:p>10.94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50.96" calcext:value-type="float">
            <text:p>8650.96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61" calcext:value-type="float">
            <text:p>0.6361</text:p>
          </table:table-cell>
          <table:table-cell office:value-type="float" office:value="0.7829" calcext:value-type="float">
            <text:p>0.7829</text:p>
          </table:table-cell>
          <table:table-cell office:value-type="float" office:value="1.22" calcext:value-type="float">
            <text:p>1.22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office:value-type="float" office:value="10.28" calcext:value-type="float">
            <text:p>10.28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70.46" calcext:value-type="float">
            <text:p>8670.46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69" calcext:value-type="float">
            <text:p>0.6369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74" calcext:value-type="float">
            <text:p>0.74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office:value-type="float" office:value="10.35" calcext:value-type="float">
            <text:p>10.35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759.87" calcext:value-type="float">
            <text:p>8759.87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94" calcext:value-type="float">
            <text:p>0.6394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office:value-type="float" office:value="9.43" calcext:value-type="float">
            <text:p>9.43</text:p>
          </table:table-cell>
          <table:table-cell office:value-type="float" office:value="224131.93" calcext:value-type="float">
            <text:p>224131.93</text:p>
          </table:table-cell>
          <table:table-cell office:value-type="float" office:value="8626.91" calcext:value-type="float">
            <text:p>8626.91</text:p>
          </table:table-cell>
          <table:table-cell office:value-type="float" office:value="0.4801" calcext:value-type="float">
            <text:p>0.4801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7887" calcext:value-type="float">
            <text:p>0.7887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12948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1.45" calcext:value-type="float">
            <text:p>11.45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20698" calcext:value-type="float">
            <text:p>12069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2" calcext:value-type="float">
            <text:p>0.532</text:p>
          </table:table-cell>
          <table:table-cell table:style-name="ce3" office:value-type="float" office:value="0.693" calcext:value-type="float">
            <text:p>6.93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5.92" calcext:value-type="float">
            <text:p>25.92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19405.38" calcext:value-type="float">
            <text:p>119405.38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07" calcext:value-type="float">
            <text:p>0.5307</text:p>
          </table:table-cell>
          <table:table-cell table:style-name="ce3" office:value-type="float" office:value="0.6932" calcext:value-type="float">
            <text:p>6.93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31.64" calcext:value-type="float">
            <text:p>31.64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56020.05" calcext:value-type="float">
            <text:p>56020.05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904" calcext:value-type="float">
            <text:p>0.5904</text:p>
          </table:table-cell>
          <table:table-cell office:value-type="float" office:value="0.6827" calcext:value-type="float">
            <text:p>0.6827</text:p>
          </table:table-cell>
          <table:table-cell office:value-type="float" office:value="10.86" calcext:value-type="float">
            <text:p>10.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22.36" calcext:value-type="float">
            <text:p>22.36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87633.81" calcext:value-type="float">
            <text:p>87633.81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559" calcext:value-type="float">
            <text:p>0.5559</text:p>
          </table:table-cell>
          <table:table-cell office:value-type="float" office:value="0.6864" calcext:value-type="float">
            <text:p>0.6864</text:p>
          </table:table-cell>
          <table:table-cell office:value-type="float" office:value="4.67" calcext:value-type="float">
            <text:p>4.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20.71" calcext:value-type="float">
            <text:p>20.71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30140.91" calcext:value-type="float">
            <text:p>130140.91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264" calcext:value-type="float">
            <text:p>0.5264</text:p>
          </table:table-cell>
          <table:table-cell office:value-type="float" office:value="0.6953" calcext:value-type="float">
            <text:p>0.6953</text:p>
          </table:table-cell>
          <table:table-cell office:value-type="float" office:value="2.76" calcext:value-type="float">
            <text:p>2.7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18.92" calcext:value-type="float">
            <text:p>18.92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8543.5" calcext:value-type="float">
            <text:p>18543.5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17.2" calcext:value-type="float">
            <text:p>17.2</text:p>
          </table:table-cell>
          <table:table-cell office:value-type="float" office:value="231025.56" calcext:value-type="float">
            <text:p>231025.56</text:p>
          </table:table-cell>
          <table:table-cell office:value-type="float" office:value="110573.33" calcext:value-type="float">
            <text:p>110573.33</text:p>
          </table:table-cell>
          <table:table-cell office:value-type="float" office:value="0.4906" calcext:value-type="float">
            <text:p>0.4906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6914" calcext:value-type="float">
            <text:p>0.6914</text:p>
          </table:table-cell>
          <table:table-cell office:value-type="float" office:value="1.26" calcext:value-type="float">
            <text:p>1.26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642" calcext:value-type="float">
            <text:p>1642</text:p>
          </table:table-cell>
          <table:table-cell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76238 x 476238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23" calcext:value-type="float">
            <text:p>1723</text:p>
          </table:table-cell>
          <table:table-cell office:value-type="string" calcext:value-type="string">
            <text:p>SizeG 15507</text:p>
          </table:table-cell>
          <table:table-cell table:style-name="ce1"/>
          <table:table-cell table:style-name="ce1" office:value-type="string" calcext:value-type="string">
            <text:p>LadyBug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485013 x 485013</text:p>
          </table:table-cell>
          <table:table-cell/>
          <table:table-cell table:style-name="ce1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/>
          <table:table-cell table:style-name="ce1" office:value-type="string" calcext:value-type="string">
            <text:p>D block has very little sparsity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1.03" calcext:value-type="float">
            <text:p>51.03</text:p>
          </table:table-cell>
          <table:table-cell office:value-type="float" office:value="387719.51" calcext:value-type="float">
            <text:p>387719.51</text:p>
          </table:table-cell>
          <table:table-cell office:value-type="float" office:value="382881.17" calcext:value-type="float">
            <text:p>382881.17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4723" calcext:value-type="float">
            <text:p>0.4723</text:p>
          </table:table-cell>
          <table:table-cell table:style-name="ce3" office:value-type="float" office:value="0.7586" calcext:value-type="float">
            <text:p>7.59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/>
          <table:table-cell office:value-type="float" office:value="387719.51" calcext:value-type="float">
            <text:p>387719.51</text:p>
          </table:table-cell>
          <table:table-cell/>
          <table:table-cell office:value-type="float" office:value="0.4724" calcext:value-type="float">
            <text:p>0.4724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SizeG 2772</text:p>
          </table:table-cell>
          <table:table-cell table:style-name="ce1"/>
          <table:table-cell table:style-name="ce1" office:value-type="string" calcext:value-type="string">
            <text:p>Dubrovnik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588039 x 588039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8.17" calcext:value-type="float">
            <text:p>8.17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296.45" calcext:value-type="float">
            <text:p>35296.45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114" calcext:value-type="float">
            <text:p>0.6114</text:p>
          </table:table-cell>
          <table:table-cell table:style-name="ce3" office:value-type="float" office:value="0.7132" calcext:value-type="float">
            <text:p>7.13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8.61" calcext:value-type="float">
            <text:p>28.61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61.86" calcext:value-type="float">
            <text:p>35561.8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47" calcext:value-type="float">
            <text:p>0.6047</text:p>
          </table:table-cell>
          <table:table-cell table:style-name="ce3" office:value-type="float" office:value="0.7113" calcext:value-type="float">
            <text:p>7.11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39.39" calcext:value-type="float">
            <text:p>39.39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433.67" calcext:value-type="float">
            <text:p>35433.67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82" calcext:value-type="float">
            <text:p>0.6082</text:p>
          </table:table-cell>
          <table:table-cell office:value-type="float" office:value="0.7152" calcext:value-type="float">
            <text:p>0.7152</text:p>
          </table:table-cell>
          <table:table-cell office:value-type="float" office:value="6.71" calcext:value-type="float">
            <text:p>6.7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6.29" calcext:value-type="float">
            <text:p>36.29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33.64" calcext:value-type="float">
            <text:p>35533.64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" calcext:value-type="float">
            <text:p>0.606</text:p>
          </table:table-cell>
          <table:table-cell office:value-type="float" office:value="0.7219" calcext:value-type="float">
            <text:p>0.7219</text:p>
          </table:table-cell>
          <table:table-cell office:value-type="float" office:value="2.55" calcext:value-type="float">
            <text:p>2.5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36.84" calcext:value-type="float">
            <text:p>36.84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499.78" calcext:value-type="float">
            <text:p>35499.78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1" calcext:value-type="float">
            <text:p>0.6071</text:p>
          </table:table-cell>
          <table:table-cell office:value-type="float" office:value="0.7139" calcext:value-type="float">
            <text:p>0.7139</text:p>
          </table:table-cell>
          <table:table-cell office:value-type="float" office:value="1.61" calcext:value-type="float">
            <text:p>1.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34.86" calcext:value-type="float">
            <text:p>34.86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451.36" calcext:value-type="float">
            <text:p>35451.3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718" calcext:value-type="float">
            <text:p>0.718</text:p>
          </table:table-cell>
          <table:table-cell office:value-type="float" office:value="1.24" calcext:value-type="float">
            <text:p>1.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34.65" calcext:value-type="float">
            <text:p>34.65</text:p>
          </table:table-cell>
          <table:table-cell office:value-type="float" office:value="2231504.03" calcext:value-type="float">
            <text:p>2231504.03</text:p>
          </table:table-cell>
          <table:table-cell office:value-type="float" office:value="35584.38" calcext:value-type="float">
            <text:p>35584.38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string" calcext:value-type="string">
            <text:p>For each param, the time taken for GMRES iterations is roughly same.</text:p>
          </table:table-cell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SizeG 3204</text:p>
          </table:table-cell>
          <table:table-cell table:style-name="ce1"/>
          <table:table-cell table:style-name="ce1" office:value-type="string" calcext:value-type="string">
            <text:p>Dubrovnik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0.97" calcext:value-type="float">
            <text:p>10.97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003.68" calcext:value-type="float">
            <text:p>43003.6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6032" calcext:value-type="float">
            <text:p>0.6032</text:p>
          </table:table-cell>
          <table:table-cell table:style-name="ce3" office:value-type="float" office:value="0.8028" calcext:value-type="float">
            <text:p>8.03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49.52" calcext:value-type="float">
            <text:p>49.52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21.48" calcext:value-type="float">
            <text:p>43521.4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49" calcext:value-type="float">
            <text:p>0.5949</text:p>
          </table:table-cell>
          <table:table-cell table:style-name="ce3" office:value-type="float" office:value="0.7706" calcext:value-type="float">
            <text:p>7.71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office:value-type="float" office:value="48.79" calcext:value-type="float">
            <text:p>48.79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73.03" calcext:value-type="float">
            <text:p>43573.03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767" calcext:value-type="float">
            <text:p>0.767</text:p>
          </table:table-cell>
          <table:table-cell office:value-type="float" office:value="8.89" calcext:value-type="float">
            <text:p>8.8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40.83" calcext:value-type="float">
            <text:p>40.83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79.55" calcext:value-type="float">
            <text:p>43479.55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7765" calcext:value-type="float">
            <text:p>0.7765</text:p>
          </table:table-cell>
          <table:table-cell office:value-type="float" office:value="3.77" calcext:value-type="float">
            <text:p>3.7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office:value-type="float" office:value="36.5" calcext:value-type="float">
            <text:p>36.5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473.35" calcext:value-type="float">
            <text:p>43473.35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7766" calcext:value-type="float">
            <text:p>0.7766</text:p>
          </table:table-cell>
          <table:table-cell office:value-type="float" office:value="2.22" calcext:value-type="float">
            <text:p>2.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office:value-type="float" office:value="35.31" calcext:value-type="float">
            <text:p>35.31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357.38" calcext:value-type="float">
            <text:p>43357.3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79" calcext:value-type="float">
            <text:p>0.5979</text:p>
          </table:table-cell>
          <table:table-cell office:value-type="float" office:value="0.7838" calcext:value-type="float">
            <text:p>0.7838</text:p>
          </table:table-cell>
          <table:table-cell office:value-type="float" office:value="1.66" calcext:value-type="float">
            <text:p>1.6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office:value-type="float" office:value="35.95" calcext:value-type="float">
            <text:p>35.95</text:p>
          </table:table-cell>
          <table:table-cell office:value-type="float" office:value="4334772.79" calcext:value-type="float">
            <text:p>4334772.79</text:p>
          </table:table-cell>
          <table:table-cell office:value-type="float" office:value="43518.08" calcext:value-type="float">
            <text:p>43518.08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7843" calcext:value-type="float">
            <text:p>0.7843</text:p>
          </table:table-cell>
          <table:table-cell office:value-type="float" office:value="1.3" calcext:value-type="float">
            <text:p>1.3</text:p>
          </table:table-cell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427" calcext:value-type="float">
            <text:p>427</text:p>
          </table:table-cell>
          <table:table-cell office:value-type="string" calcext:value-type="string">
            <text:p>SizeG <text:s/>3843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934995 x 934995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 office:value-type="float" office:value="283113" calcext:value-type="float">
            <text:p>283113</text:p>
          </table:table-cell>
          <table:table-cell office:value-type="string" calcext:value-type="string">
            <text:p>Direct <text:s/>Solve(LDL)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office:value-type="float" office:value="283114" calcext:value-type="float">
            <text:p>283114</text:p>
          </table:table-cell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office:value-type="float" office:value="283115" calcext:value-type="float">
            <text:p>283115</text:p>
          </table:table-cell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3068" calcext:value-type="float">
            <text:p>3068</text:p>
          </table:table-cell>
          <table:table-cell office:value-type="string" calcext:value-type="string">
            <text:p>SizeG 27612</text:p>
          </table:table-cell>
          <table:table-cell table:style-name="ce1"/>
          <table:table-cell table:style-name="ce1" office:value-type="string" calcext:value-type="string">
            <text:p>Final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960174 x 960174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ob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 office:value-type="float" office:value="283118" calcext:value-type="float">
            <text:p>283118</text:p>
          </table:table-cell>
          <table:table-cell office:value-type="string" calcext:value-type="string">
            <text:p>Direct <text:s/>Solve(LDL)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office:value-type="float" office:value="283117" calcext:value-type="float">
            <text:p>283117</text:p>
          </table:table-cell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office:value-type="float" office:value="283116" calcext:value-type="float">
            <text:p>283116</text:p>
          </table:table-cell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871" calcext:value-type="float">
            <text:p>871</text:p>
          </table:table-cell>
          <table:table-cell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Final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4" office:value-type="string" calcext:value-type="string">
            <text:p>1590279 x 1590279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/>
          <table:table-cell table:style-name="ce5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744" calcext:value-type="float">
            <text:p>744</text:p>
          </table:table-cell>
          <table:table-cell office:value-type="string" calcext:value-type="string">
            <text:p>SizeG 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1637382 x 163738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4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C(50 blocks)</text:p>
          </table:table-cell>
          <table:table-cell table:number-columns-repeated="9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Cameras</text:p>
          </table:table-cell>
          <table:table-cell table:style-name="ce2" office:value-type="float" office:value="1778" calcext:value-type="float">
            <text:p>1778</text:p>
          </table:table-cell>
          <table:table-cell office:value-type="string" calcext:value-type="string">
            <text:p>SizeG 16002</text:p>
          </table:table-cell>
          <table:table-cell table:style-name="ce1"/>
          <table:table-cell table:style-name="ce1" office:value-type="string" calcext:value-type="string">
            <text:p>Venice</text:p>
          </table:table-cell>
          <table:table-cell table:style-name="ce1"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essian Size </text:p>
          </table:table-cell>
          <table:table-cell table:style-name="ce2" office:value-type="string" calcext:value-type="string">
            <text:p>2997771 x 2997771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terative solve</text:p>
          </table:table-cell>
          <table:table-cell table:style-name="ce2" office:value-type="string" calcext:value-type="string">
            <text:p>GMRES, maxit : 100, restart:20,tol : 1e-02</text:p>
          </table:table-cell>
          <table:table-cell/>
          <table:table-cell table:style-name="ce1"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6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1" office:value-type="string" calcext:value-type="string">
            <text:p>Time/iteration</text:p>
          </table:table-cell>
          <table:table-cell table:style-name="ce1" office:value-type="string" calcext:value-type="string">
            <text:p>Init residual</text:p>
          </table:table-cell>
          <table:table-cell table:style-name="ce1" office:value-type="string" calcext:value-type="string">
            <text:p>Final residual</text:p>
          </table:table-cell>
          <table:table-cell table:style-name="ce1" office:value-type="string" calcext:value-type="string">
            <text:p>init inlier <text:s/>ratio</text:p>
          </table:table-cell>
          <table:table-cell table:style-name="ce1" office:value-type="string" calcext:value-type="string">
            <text:p>final inlier ratio</text:p>
          </table:table-cell>
          <table:table-cell table:style-name="ce1" office:value-type="string" calcext:value-type="string">
            <text:p>mean reprojection error</text:p>
          </table:table-cell>
          <table:table-cell table:style-name="Default" office:value-type="string" calcext:value-type="string">
            <text:p>MSC compute ti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25.06" calcext:value-type="float">
            <text:p>125.06</text:p>
          </table:table-cell>
          <table:table-cell office:value-type="float" office:value="2168721.26" calcext:value-type="float">
            <text:p>2168721.26</text:p>
          </table:table-cell>
          <table:table-cell office:value-type="float" office:value="171991.45" calcext:value-type="float">
            <text:p>171991.45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6856" calcext:value-type="float">
            <text:p>0.6856</text:p>
          </table:table-cell>
          <table:table-cell table:style-name="ce3" office:value-type="float" office:value="0.5798" calcext:value-type="float">
            <text:p>5.80E-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2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3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40 blocks)</text:p>
          </table:table-cell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MSC(50 blocks)</text:p>
          </table:table-cell>
          <table:table-cell table:number-columns-repeated="9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8:33:27.474260656</meta:creation-date>
    <dc:date>2019-08-09T02:08:22.059341075</dc:date>
    <meta:editing-duration>P13DT20H16M22S</meta:editing-duration>
    <meta:editing-cycles>240</meta:editing-cycles>
    <meta:generator>LibreOffice/6.1.6.3$Linux_X86_64 LibreOffice_project/10$Build-3</meta:generator>
    <meta:document-statistic meta:table-count="4" meta:cell-count="1929" meta:object-count="0"/>
  </office:meta>
</office:document-meta>
</file>